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Picture 1" svg:x="0in" svg:y="0in" svg:width="2.03125in" svg:height="1.44326in" style:rel-width="scale" style:rel-height="scale">
              <draw:image xlink:href="media/image1.wmf" xlink:type="simple" xlink:show="embed" xlink:actuate="onLoad"/>
              <svg:desc>C:\Program Files (x86)\Microsoft Office\MEDIA\CAGCAT10\j0149627.wmf</svg:desc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c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LS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book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Scott Deming</meta:initial-creator>
    <dc:creator>Scott Deming</dc:creator>
    <meta:creation-date>2010-07-27T19:06:22Z</meta:creation-date>
    <dc:date>2010-07-27T19:09:13Z</dc:date>
  </office:meta>
</office:document-meta>
</file>